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10.5pt" style:font-size-asian="10.5pt" style:font-size-complex="10.5pt"/>
    </style:style>
    <style:style style:name="P2" style:family="paragraph" style:parent-style-name="Heading_20_3">
      <style:text-properties style:font-name="Liberation Sans" fo:font-size="10.5pt" style:font-size-asian="10.5pt" style:font-size-complex="10.5pt"/>
    </style:style>
    <style:style style:name="P3" style:family="paragraph" style:parent-style-name="Heading_20_2">
      <style:text-properties style:font-name="Liberation Sans" fo:font-size="10.5pt" style:font-size-asian="10.5pt" style:font-size-complex="10.5pt"/>
    </style:style>
    <style:style style:name="P4" style:family="paragraph" style:parent-style-name="Heading_20_2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5" style:family="paragraph" style:parent-style-name="Heading_20_1">
      <style:text-properties style:font-name="Liberation Sans" fo:font-size="10.5pt" style:font-size-asian="10.5pt" style:font-size-complex="10.5pt"/>
    </style:style>
    <style:style style:name="P6" style:family="paragraph" style:parent-style-name="Heading_20_1">
      <style:paragraph-properties fo:break-before="page"/>
      <style:text-properties style:font-name="Liberation Sans" fo:font-size="10.5pt" style:font-size-asian="10.5pt" style:font-size-complex="10.5pt"/>
    </style:style>
    <style:style style:name="P7" style:family="paragraph" style:parent-style-name="Standard">
      <style:text-properties style:font-name="Liberation Sans" fo:font-size="10.5pt" style:font-size-asian="10.5pt" style:font-size-complex="10.5pt"/>
    </style:style>
    <style:style style:name="P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" style:family="paragraph" style:parent-style-name="Standard" style:list-style-name="L2">
      <style:text-properties style:font-name="Liberation Sans"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inar on rights</text:p>
      <text:h text:style-name="P5" text:outline-level="1">natural rights doctorines</text:h>
      <text:p text:style-name="P7">natural rights are addressed to the state emergent liberal political regimes during the C18th - orderly resolution of debated through rights a pandora's box</text:p>
      <text:h text:style-name="P3" text:outline-level="2">rights are mediated</text:h>
      <text:h text:style-name="P3" text:outline-level="2">switch in register from transcendence to immanence</text:h>
      <text:h text:style-name="P3" text:outline-level="2">claiming universality beyond transcendent belief strutures</text:h>
      <text:h text:style-name="P3" text:outline-level="2">mark the rise of the individual and new modes of social organisation and political demands</text:h>
      <text:h text:style-name="P3" text:outline-level="2">natural rights are not artificial and therefore can not be taken away</text:h>
      <text:list text:style-name="L1">
        <text:list-item>
          <text:p text:style-name="P8">facts of nature prior to governement, governments must be based on rights.</text:p>
        </text:list-item>
      </text:list>
      <text:h text:style-name="P2" text:outline-level="3">natural rights lend themselves to a universality</text:h>
      <text:list text:style-name="L2">
        <text:list-item>
          <text:p text:style-name="P9">the language of natural, i.e. possessed qua human, gives all people rights gradual universalising of rights and conflict of rights holders, multiplication of claimants and rights claimed</text:p>
        </text:list-item>
      </text:list>
      <text:h text:style-name="P3" text:outline-level="2"><text:soft-page-break/>aspects of emergent rights...</text:h>
      <text:h text:style-name="P2" text:outline-level="3">life liberty and property - all on the individual</text:h>
      <text:h text:style-name="P2" text:outline-level="3">bourgious rights</text:h>
      <text:h text:style-name="P2" text:outline-level="3">rights trumps consent - hence why property is a right, not a consented claim</text:h>
      <text:h text:style-name="P2" text:outline-level="3">liberal theory expresses capitalist ideas - liberty necessary for labour power</text:h>
      <text:h text:style-name="P2" text:outline-level="3">language of indiviualism disavowes obligation and duty</text:h>
      <text:h text:style-name="P3" text:outline-level="2" text:is-list-header="true"/>
      <text:h text:style-name="P5" text:outline-level="1">rights</text:h>
      <text:h text:style-name="P4" text:outline-level="2">are positive</text:h>
      <text:h text:style-name="P4" text:outline-level="2">are claimed by an individual</text:h>
      <text:h text:style-name="P4" text:outline-level="2">rights based claim by an individual to something - positive</text:h>
      <text:h text:style-name="P4" text:outline-level="2">punishment in this life, from society</text:h>
      <text:h text:style-name="P5" text:outline-level="1">commandments</text:h>
      <text:h text:style-name="P4" text:outline-level="2">are negative</text:h>
      <text:h text:style-name="P4" text:outline-level="2">are transcendent</text:h>
      <text:h text:style-name="P4" text:outline-level="2">commandments from a trascendent figure - negative</text:h>
      <text:h text:style-name="P4" text:outline-level="2">punishment in the afterlife, from god</text:h>
      <text:h text:style-name="P5" text:outline-level="1">development from Mosaic society to Enlightenment</text:h>
      <text:h text:style-name="P4" text:outline-level="2">changes in social structure</text:h>
      <text:h text:style-name="P4" text:outline-level="2">shift in the grounds for moral claims</text:h>
      <text:h text:style-name="P3" text:outline-level="2"><text:soft-page-break/>words signify grounds of claims</text:h>
      <text:h text:style-name="P4" text:outline-level="2">language of rights is hegemonic</text:h>
      <text:h text:style-name="P4" text:outline-level="2">language of thinking about moral and political claims</text:h>
      <text:h text:style-name="P5" text:outline-level="1">modern political language</text:h>
      <text:h text:style-name="P4" text:outline-level="2">political claims made in language of rights</text:h>
      <text:h text:style-name="P4" text:outline-level="2">shift in mode of rights from proscriptive to presciptive</text:h>
      <text:h text:style-name="P4" text:outline-level="2">ubiquitous language - the language of making moral ethical claims</text:h>
      <text:h text:style-name="P4" text:outline-level="2">mutually antagonistic tendency of conflicting rights claims</text:h>
      <text:h text:style-name="P4" text:outline-level="2">rights were supposed to resolve conflict, yet they come into conflict with each other - so what happens?</text:h>
      <text:h text:style-name="P5" text:outline-level="1">skeptical of moral language of rights</text:h>
      <text:h text:style-name="P4" text:outline-level="2">natural rights are natural in order for them to be beyond the bounds of debate</text:h>
      <text:h text:style-name="P4" text:outline-level="2">can a moral language based on rights do what it tries to do?</text:h>
      <text:h text:style-name="P5" text:outline-level="1" text:is-list-header="true"/>
      <text:h text:style-name="P6" text:outline-level="1">UN Declaraition of Human Rights</text:h>
      <text:h text:style-name="P4" text:outline-level="2">there are more rights, rights beyond negativity, these are entitlements</text:h>
      <text:h text:style-name="P4" text:outline-level="2">containing socio-economic rights, pushed for by representatives from decolonisating nations</text:h>
      <text:h text:style-name="P4" text:outline-level="2">not only protective rights, but directive rights</text:h>
      <text:h text:style-name="P5" text:outline-level="1" text:is-list-header="true"/>
      <text:h text:style-name="P5" text:outline-level="1" text:is-list-header="true"/>
      <text:h text:style-name="P5" text:outline-level="1" text:is-list-header="true"/>
      <text:h text:style-name="P5" text:outline-level="1" text:is-list-header="true"/>
      <text:h text:style-name="P5" text:outline-level="1">liberal societies need and make communitarian appeals, social glue...</text:h>
      <text:h text:style-name="P4" text:outline-level="2">an individual rights based doctorine is unable to do it</text:h>
      <text:h text:style-name="P5" text:outline-level="1" text:is-list-header="true"/>
      <text:h text:style-name="P5" text:outline-level="1" text:is-list-header="true"/>
      <text:h text:style-name="P5" text:outline-level="1" text:is-list-header="true"/>
      <text:h text:style-name="P5" text:outline-level="1" text:is-list-header="true"/>
      <text:h text:style-name="P5" text:outline-level="1" text:is-list-header="true"/>
      <text:h text:style-name="P5" text:outline-level="1">Marx: rights is language in defence, in opposition, the language of personal egotisism</text:h>
      <text:h text:style-name="P4" text:outline-level="2">isolated individual</text:h>
      <text:h text:style-name="P4" text:outline-level="2">intimacy overrides individuality and righ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b Dyke</dc:creator>
    <dc:date>2008-05-12T14:43:29</dc:date>
    <meta:printed-by>Rob Dyke</meta:printed-by>
    <meta:print-date>2008-05-12T14:33:40</meta:print-date>
    <meta:editing-cycles>1</meta:editing-cycles>
    <meta:editing-duration>PT25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1" meta:word-count="395" meta:character-count="2629"/>
  </office:meta>
</office:document-meta>
</file>